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62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>
            <text:p>Insanity Roll</text:p>
          </table:table-cell>
          <table:table-cell office:value-type="string">
            <text:p>Effect</text:p>
          </table:table-cell>
          <table:table-cell office:value-type="string">
            <text:p>Severity</text:p>
          </table:table-cell>
        </table:table-row>
        <table:table-row table:style-name="ro1">
          <table:table-cell table:style-name="ce1" office:value-type="float" office:value="-10">
            <text:p>-10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Phobia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Spell Drai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Minor Insanity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Increase Roll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string">
            <text:p>Phobia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Stun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string">
            <text:p>Mutant Transformation</text:p>
          </table:table-cell>
          <table:table-cell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Increase Roll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Spell Drain</text:p>
          </table:table-cell>
          <table:table-cell office:value-type="float" office:value="30">
            <text:p>30</text:p>
          </table:table-cell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Minor Insanity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string">
            <text:p>Increase Roll</text:p>
          </table:table-cell>
          <table:table-cell office:value-type="string">
            <text:p>3d6</text:p>
          </table:table-cell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Mutant Transformation</text:p>
          </table:table-cell>
          <table:table-cell/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string">
            <text:p>Phobia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string">
            <text:p>Stun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string">
            <text:p>Disruption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Increase Roll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string">
            <text:p>Mutant Transformation</text:p>
          </table:table-cell>
          <table:table-cell/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Spell Drain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Posses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Increase Roll</text:p>
          </table:table-cell>
          <table:table-cell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Mutant Transformation</text:p>
          </table:table-cell>
          <table:table-cell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Harden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Stun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string">
            <text:p>Disruption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Increase Roll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string">
            <text:p>Mutant Transformation</text:p>
          </table:table-cell>
          <table:table-cell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string">
            <text:p>Spell Drain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string">
            <text:p>Posses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Increase Roll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string">
            <text:p>Mutant Transformation</text:p>
          </table:table-cell>
          <table:table-cell/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string">
            <text:p>Hardened</text:p>
          </table:table-cell>
          <table:table-cell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string">
            <text:p>Unconscious</text:p>
          </table:table-cell>
          <table:table-cell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Disruption</text:p>
          </table:table-cell>
          <table:table-cell office:value-type="string">
            <text:p>3d6</text:p>
          </table:table-cell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string">
            <text:p>Increase Roll</text:p>
          </table:table-cell>
          <table:table-cell/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string">
            <text:p>Spell Drain</text:p>
          </table:table-cell>
          <table:table-cell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string">
            <text:p>Posses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string">
            <text:p>Spell Backf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string">
            <text:p>Increase Roll</text:p>
          </table:table-cell>
          <table:table-cell/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Hardene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string">
            <text:p>Unconscious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string">
            <text:p>Increase Roll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string">
            <text:p>Spell Drain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string">
            <text:p>Posses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string">
            <text:p>Spell Backfire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string">
            <text:p>Increase Roll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string">
            <text:p>Hardened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string">
            <text:p>Unconscious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string">
            <text:p>Increase Roll</text:p>
          </table:table-cell>
          <table:table-cell/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string">
            <text:p>Vanity Transformation</text:p>
          </table:table-cell>
          <table:table-cell/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string">
            <text:p>Spell Drain</text:p>
          </table:table-cell>
          <table:table-cell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string">
            <text:p>Possesse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string">
            <text:p>Spell Backfir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string">
            <text:p>Increase Roll</text:p>
          </table:table-cell>
          <table:table-cell office:value-type="string">
            <text:p>3d6</text:p>
          </table:table-cell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string">
            <text:p>Hardened</text:p>
          </table:table-cell>
          <table:table-cell office:value-type="string">
            <text:p>3d6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string">
            <text:p>Unconscious</text:p>
          </table:table-cell>
          <table:table-cell office:value-type="string">
            <text:p>3d6</text:p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string">
            <text:p>Mist For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string">
            <text:p>Increase Roll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string">
            <text:p>Spell Drain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string">
            <text:p>Posses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string">
            <text:p>Awakened Transformation</text:p>
          </table:table-cell>
          <table:table-cell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string">
            <text:p>Increase Roll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string">
            <text:p>Curse</text:p>
          </table:table-cell>
          <table:table-cell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string">
            <text:p>Mist Form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string">
            <text:p>Increase Roll</text:p>
          </table:table-cell>
          <table:table-cell office:value-type="string">
            <text:p>2d6</text:p>
          </table:table-cell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string">
            <text:p>Spell Drain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string">
            <text:p>Possessed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string">
            <text:p>Awakened Transformation</text:p>
          </table:table-cell>
          <table:table-cell/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string">
            <text:p>Increase Roll</text:p>
          </table:table-cell>
          <table:table-cell office:value-type="string">
            <text:p>1d6</text:p>
          </table:table-cell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string">
            <text:p>Husk Transformation</text:p>
          </table:table-cell>
          <table:table-cell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string">
            <text:p>Dematerialize</text:p>
          </table:table-cell>
          <table:table-cell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string">
            <text:p>Dematerialize</text:p>
          </table:table-cell>
          <table:table-cell/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string">
            <text:p>Awakened Transformation</text:p>
          </table:table-cell>
          <table:table-cell/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string">
            <text:p>Dematerialize</text:p>
          </table:table-cell>
          <table:table-cell/>
        </table:table-row>
        <table:table-row table:style-name="ro1" table:number-rows-repeated="104848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8/02/2017</text:date>, <text:time>18:5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Bruestle</meta:initial-creator>
    <meta:creation-date>2017-08-02T12:16:20.22</meta:creation-date>
    <dc:date>2017-08-02T18:56:10.11</dc:date>
    <dc:creator>Thomas Bruestle</dc:creator>
    <meta:editing-duration>PT6H1M5S</meta:editing-duration>
    <meta:editing-cycles>5</meta:editing-cycles>
    <meta:generator>OpenOffice/4.0.1$Win32 OpenOffice.org_project/401m5$Build-9714</meta:generator>
    <meta:document-statistic meta:table-count="3" meta:cell-count="235" meta:object-count="0"/>
  </office:meta>
</office:document-meta>
</file>